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381cm" fo:margin-left="-0.132cm" table:align="left" style:writing-mode="lr-tb"/>
    </style:style>
    <style:style style:name="Tableau1.A" style:family="table-column">
      <style:table-column-properties style:column-width="3.616cm"/>
    </style:style>
    <style:style style:name="Tableau1.B" style:family="table-column">
      <style:table-column-properties style:column-width="4.551cm"/>
    </style:style>
    <style:style style:name="Tableau1.C" style:family="table-column">
      <style:table-column-properties style:column-width="3.59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1.2" style:family="table-row">
      <style:table-row-properties fo:keep-together="always"/>
    </style:style>
    <style:style style:name="Tableau2" style:family="table">
      <style:table-properties style:width="17.163cm" fo:margin-left="-1.596cm" table:align="left" style:writing-mode="lr-tb"/>
    </style:style>
    <style:style style:name="Tableau2.A" style:family="table-column">
      <style:table-column-properties style:column-width="8.573cm"/>
    </style:style>
    <style:style style:name="Tableau2.B" style:family="table-column">
      <style:table-column-properties style:column-width="8.59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2.B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.8" style:family="table-row">
      <style:table-row-properties style:min-row-height="0.272cm" fo:keep-together="always"/>
    </style:style>
    <style:style style:name="Tableau2.9" style:family="table-row">
      <style:table-row-properties style:min-row-height="0.485cm" fo:keep-together="always"/>
    </style:style>
    <style:style style:name="P1" style:family="paragraph" style:parent-style-name="Standard">
      <style:text-properties fo:font-variant="small-caps" style:font-name="Times New Roman" fo:font-size="12pt" fo:language="fr" fo:country="FR" fo:font-weight="bold" style:font-size-asian="12pt" style:language-asian="fr" style:country-asian="FR" style:font-weight-asian="bold" style:font-name-complex="Times New Roman" style:font-size-complex="12pt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P4" style:family="paragraph" style:parent-style-name="Standard">
      <style:text-properties officeooo:paragraph-rsid="00054cd4"/>
    </style:style>
    <style:style style:name="P5" style:family="paragraph" style:parent-style-name="Standard" style:master-page-name="Standard">
      <style:paragraph-properties style:page-number="auto"/>
    </style:style>
    <style:style style:name="P6" style:family="paragraph" style:parent-style-name="Standard">
      <style:paragraph-properties fo:margin-left="-0.635cm" fo:margin-right="0cm" fo:text-indent="0cm" style:auto-text-indent="false"/>
    </style:style>
    <style:style style:name="P7" style:family="paragraph" style:parent-style-name="Heading_20_2">
      <style:text-properties officeooo:rsid="00054cd4" officeooo:paragraph-rsid="00054cd4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 style:master-page-name="Conversion_20_1">
      <style:paragraph-properties style:page-number="auto"/>
    </style:style>
    <style:style style:name="P10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1" style:family="paragraph" style:parent-style-name="liste_20_1">
      <style:text-properties officeooo:rsid="00054cd4" officeooo:paragraph-rsid="00054cd4"/>
    </style:style>
    <style:style style:name="P12" style:family="paragraph" style:parent-style-name="liste_20_1" style:list-style-name="WW8Num28">
      <style:text-properties officeooo:rsid="00054cd4" officeooo:paragraph-rsid="00054cd4"/>
    </style:style>
    <style:style style:name="P13" style:family="paragraph" style:parent-style-name="liste_20_1" style:list-style-name="WW8Num28">
      <style:text-properties officeooo:paragraph-rsid="00054cd4"/>
    </style:style>
    <style:style style:name="P14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5" style:family="paragraph" style:parent-style-name="tableau">
      <style:text-properties fo:language="nl" fo:country="NL"/>
    </style:style>
    <style:style style:name="P16" style:family="paragraph" style:parent-style-name="tableau">
      <style:paragraph-properties style:snap-to-layout-grid="false"/>
      <style:text-properties fo:language="nl" fo:country="NL"/>
    </style:style>
    <style:style style:name="P17" style:family="paragraph" style:parent-style-name="tableau">
      <style:paragraph-properties style:snap-to-layout-grid="false"/>
      <style:text-properties fo:language="nl" fo:country="NL" officeooo:paragraph-rsid="00054cd4"/>
    </style:style>
    <style:style style:name="P18" style:family="paragraph" style:parent-style-name="tableau">
      <style:text-properties fo:language="nl" fo:country="NL" officeooo:paragraph-rsid="00054cd4"/>
    </style:style>
    <style:style style:name="P19" style:family="paragraph" style:parent-style-name="tableau">
      <style:text-properties fo:font-size="10pt" fo:font-weight="bold" style:font-size-asian="10pt" style:font-weight-asian="bold" style:font-weight-complex="bold"/>
    </style:style>
    <style:style style:name="P20" style:family="paragraph" style:parent-style-name="tableau">
      <style:text-properties fo:font-size="10pt" fo:font-weight="bold" officeooo:rsid="00054cd4" officeooo:paragraph-rsid="00054cd4" style:font-size-asian="10pt" style:font-weight-asian="bold" style:font-weight-complex="bold"/>
    </style:style>
    <style:style style:name="P21" style:family="paragraph" style:parent-style-name="tableau">
      <style:text-properties fo:font-size="10pt" style:font-size-asian="10pt"/>
    </style:style>
    <style:style style:name="P22" style:family="paragraph" style:parent-style-name="tableau">
      <style:paragraph-properties style:snap-to-layout-grid="false"/>
      <style:text-properties fo:font-size="10pt" style:font-size-asian="10pt"/>
    </style:style>
    <style:style style:name="P23" style:family="paragraph" style:parent-style-name="tableau">
      <style:text-properties fo:font-size="10pt" officeooo:rsid="00054cd4" officeooo:paragraph-rsid="00054cd4" style:font-size-asian="10pt"/>
    </style:style>
    <style:style style:name="P24" style:family="paragraph" style:parent-style-name="tableau">
      <style:text-properties fo:font-size="10pt" officeooo:rsid="0005ee7a" officeooo:paragraph-rsid="0005ee7a" style:font-size-asian="10pt"/>
    </style:style>
    <style:style style:name="T1" style:family="text">
      <style:text-properties fo:language="nl" fo:country="NL"/>
    </style:style>
    <style:style style:name="T2" style:family="text">
      <style:text-properties fo:font-weight="bold" officeooo:rsid="00054cd4" style:font-weight-asian="bold" style:font-weight-complex="bold"/>
    </style:style>
    <style:style style:name="T3" style:family="text">
      <style:text-properties officeooo:rsid="00054cd4"/>
    </style:style>
    <style:style style:name="T4" style:family="text">
      <style:text-properties officeooo:rsid="000f92a8"/>
    </style:style>
    <style:style style:name="T5" style:family="text">
      <style:text-properties style:text-underline-style="none" fo:font-weight="bold" officeooo:rsid="00054cd4" style:font-weight-asian="bold" style:font-weight-complex="bold"/>
    </style:style>
    <style:style style:name="T6" style:family="text">
      <style:text-properties officeooo:rsid="0005ee7a"/>
    </style:style>
    <style:style style:name="T7" style:family="text"/>
    <style:style style:name="fr1" style:family="graphic" style:parent-style-name="OLE">
      <style:graphic-properties fo:margin-left="0cm" fo:margin-right="0cm" style:vertical-pos="top" style:vertical-rel="baseline" fo:padding="0.002cm" fo:border="none" draw:ole-draw-aspect="1" draw:visible-area-top="0cm" draw:visible-area-width="29.101cm" draw:visible-area-height="13.101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row table:style-name="Tableau1.1">
          <table:table-cell table:style-name="Tableau1.A1" office:value-type="string">
            <text:p text:style-name="tableau">Adresse du document</text:p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tableau">version</text:p>
          </table:table-cell>
          <table:table-cell table:style-name="Tableau1.D1" office:value-type="string">
            <text:p text:style-name="tableau">1</text:p>
          </table:table-cell>
        </table:table-row>
        <table:table-row table:style-name="Tableau1.2">
          <table:table-cell table:style-name="Tableau1.A1" office:value-type="string">
            <text:p text:style-name="tableau">Auteurs création</text:p>
          </table:table-cell>
          <table:table-cell table:style-name="Tableau1.A1" office:value-type="string">
            <text:p text:style-name="tableau">Bapt<text:span text:style-name="T4">i</text:span>ste PERRAUD</text:p>
          </table:table-cell>
          <table:table-cell table:style-name="Tableau1.A1" office:value-type="string">
            <text:p text:style-name="tableau">Date de création</text:p>
          </table:table-cell>
          <table:table-cell table:style-name="Tableau1.D1" office:value-type="string">
            <text:p text:style-name="P18"><text:date style:data-style-name="N36" text:date-value="2015-03-20T11:47:53.466000077" text:fixed="true">20-03-2015</text:date></text:p>
          </table:table-cell>
        </table:table-row>
        <table:table-row table:style-name="Tableau1.1">
          <table:table-cell table:style-name="Tableau1.A1" office:value-type="string">
            <text:p text:style-name="tableau">Auteur modification</text:p>
          </table:table-cell>
          <table:table-cell table:style-name="Tableau1.A1" office:value-type="string">
            <text:p text:style-name="P16"/>
          </table:table-cell>
          <table:table-cell table:style-name="Tableau1.A1" office:value-type="string">
            <text:p text:style-name="tableau">Date de modification</text:p>
          </table:table-cell>
          <table:table-cell table:style-name="Tableau1.D1" office:value-type="string">
            <text:p text:style-name="P17"><text:date style:data-style-name="N36" text:date-value="2015-03-20T12:50:11.673000175">20-03-2015</text:date></text:p>
          </table:table-cell>
        </table:table-row>
      </table:table>
      <text:p text:style-name="Standard"/>
      <text:p text:style-name="Standard"/>
      <text:table-of-content text:style-name="Sect1" text:name="Table des matière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h text:style-name="P10" text:outline-level="1"><text:a xlink:type="simple" xlink:href="#__RefHeading___Toc9412862" text:style-name="Index_20_Link" text:visited-style-name="Index_20_Link">I) Environnants du produit du projet<text:tab/>2</text:a></text:h>
          <text:h text:style-name="P10" text:outline-level="1"><text:a xlink:type="simple" xlink:href="#__RefHeading___Toc9412863" text:style-name="Index_20_Link" text:visited-style-name="Index_20_Link">II) Fonctions<text:tab/>2</text:a></text:h>
          <text:h text:style-name="P10" text:outline-level="1"><text:a xlink:type="simple" xlink:href="#__RefHeading___Toc9412864" text:style-name="Index_20_Link" text:visited-style-name="Index_20_Link">III) Classement des fonctions<text:tab/>2</text:a></text:h>
          <text:h text:style-name="P14" text:outline-level="2"><text:a xlink:type="simple" xlink:href="#__RefHeading___Toc9412865" text:style-name="Index_20_Link" text:visited-style-name="Index_20_Link">A) Le fil étudiant électronique, son intérêt<text:tab/>2</text:a></text:h>
          <text:h text:style-name="P14" text:outline-level="2"><text:a xlink:type="simple" xlink:href="#__RefHeading___Toc9412866" text:style-name="Index_20_Link" text:visited-style-name="Index_20_Link">B) Participation à la vie étudiante active de l'UTC<text:tab/>2</text:a></text:h>
          <text:h text:style-name="P14" text:outline-level="2"><text:a xlink:type="simple" xlink:href="#__RefHeading___Toc9412867" text:style-name="Index_20_Link" text:visited-style-name="Index_20_Link">C) Partage &amp; culture<text:tab/>2</text:a></text:h>
          <text:h text:style-name="P10" text:outline-level="1"><text:a xlink:type="simple" xlink:href="#__RefHeading___Toc9412869" text:style-name="Index_20_Link" text:visited-style-name="Index_20_Link">IV) Solutions<text:tab/>3</text:a></text:h>
          <text:h text:style-name="P10" text:outline-level="1"><text:a xlink:type="simple" xlink:href="#__RefHeading___Toc9412870" text:style-name="Index_20_Link" text:visited-style-name="Index_20_Link">V) Organigramme produit (à modifier)<text:tab/>4</text:a></text:h>
        </text:index-body>
      </text:table-of-content>
      <text:p text:style-name="P1"/>
      <text:h text:style-name="P8" text:outline-level="1"><text:bookmark-start text:name="__RefHeading___Toc9412862"/>Environnants du produit du projet<text:bookmark-end text:name="__RefHeading___Toc9412862"/></text:h>
      <text:list xml:id="list2210624170782163353" text:style-name="WW8Num28">
        <text:list-item>
          <text:p text:style-name="P11">Étudiants de l'UTC</text:p>
        </text:list-item>
        <text:list-item>
          <text:p text:style-name="P11">Autres membres de l'UTC</text:p>
        </text:list-item>
        <text:list-item>
          <text:p text:style-name="P11">Autres internautes</text:p>
        </text:list-item>
      </text:list>
      <text:h text:style-name="Heading_20_1" text:outline-level="1"><text:bookmark-start text:name="__RefHeading___Toc9412863"/>Fonctions<text:bookmark-end text:name="__RefHeading___Toc9412863"/></text:h>
      <text:p text:style-name="Standard">Le produit du projet doit permettre au<text:span text:style-name="T3">x</text:span> <text:span text:style-name="T5">étudiants de l'UTC</text:span> de :</text:p>
      <text:list xml:id="list125013515217476" text:continue-numbering="true" text:style-name="WW8Num28">
        <text:list-item>
          <text:p text:style-name="P11">Gérer de manière autonome un fil étudiant électronique</text:p>
        </text:list-item>
        <text:list-item>
          <text:p text:style-name="P11">Se cultiver, s'instruire, découvrir de nouvelles choses</text:p>
        </text:list-item>
        <text:list-item>
          <text:p text:style-name="P11">Participer à la vie (associative, sociale...) de l'UTC</text:p>
        </text:list-item>
      </text:list>
      <text:p text:style-name="Standard"/>
      <text:p text:style-name="Standard">Le produit du projet doit permettre aux <text:span text:style-name="T2">autres membres de l'UTC</text:span> de :</text:p>
      <text:list xml:id="list125012454067218" text:continue-numbering="true" text:style-name="WW8Num28">
        <text:list-item>
          <text:p text:style-name="P12">Se cultiver, s'instruire, découvrir de nouvelles choses</text:p>
        </text:list-item>
        <text:list-item>
          <text:p text:style-name="P13"><text:span text:style-name="T3">Participer à la vie (associative, sociale...) de l'UTC</text:span></text:p>
        </text:list-item>
      </text:list>
      <text:p text:style-name="Standard"/>
      <text:p text:style-name="Standard">Le produit du projet doit permettre aux <text:span text:style-name="T2">autres internautes</text:span> de :</text:p>
      <text:list xml:id="list125012035822183" text:continue-numbering="true" text:style-name="WW8Num28">
        <text:list-item>
          <text:p text:style-name="P11">Découvrir l'UTC par le biais du fil étudiant électronique</text:p>
        </text:list-item>
        <text:list-item>
          <text:p text:style-name="P13"><text:span text:style-name="T3">Se cultiver, s'instruire, découvrir de nouvelles choses</text:span></text:p>
        </text:list-item>
      </text:list>
      <text:h text:style-name="Heading_20_1" text:outline-level="1"><text:bookmark-start text:name="__RefHeading___Toc9412864"/>Classement des fonctions<text:bookmark-end text:name="__RefHeading___Toc9412864"/></text:h>
      <text:h text:style-name="P7" text:outline-level="2"><text:bookmark-start text:name="__RefHeading___Toc9412865"/>Le fil étudiant électronique, son intérêt<text:bookmark-end text:name="__RefHeading___Toc9412865"/></text:h>
      <text:p text:style-name="P4">Le produit du projet doit permettre au<text:span text:style-name="T3">x</text:span> <text:span text:style-name="T5">étudiants de l'UTC</text:span> de :</text:p>
      <text:list xml:id="list125013688007545" text:continue-numbering="true" text:style-name="WW8Num28">
        <text:list-item>
          <text:p text:style-name="P13"><text:span text:style-name="T3">Gérer de manière autonome un fil étudiant électronique</text:span></text:p>
        </text:list-item>
      </text:list>
      <text:p text:style-name="Standard"/>
      <text:h text:style-name="P7" text:outline-level="2"><text:bookmark-start text:name="__RefHeading___Toc9412866"/>Participation à la vie étudiante active de l'UTC<text:bookmark-end text:name="__RefHeading___Toc9412866"/></text:h>
      <text:p text:style-name="P4">Le produit du projet doit permettre au<text:span text:style-name="T3">x</text:span> <text:span text:style-name="T5">étudiants de l'UTC</text:span> de :</text:p>
      <text:list xml:id="list125012469954004" text:continue-numbering="true" text:style-name="WW8Num28">
        <text:list-item>
          <text:p text:style-name="P12">Participer à la vie (associative, sociale...) de l'UTC</text:p>
        </text:list-item>
      </text:list>
      <text:p text:style-name="P4">Le produit du projet doit permettre aux <text:span text:style-name="T2">autres membres de l'UTC</text:span> de :</text:p>
      <text:list xml:id="list125012955271476" text:continue-numbering="true" text:style-name="WW8Num28">
        <text:list-item>
          <text:p text:style-name="P12">Participer à la vie (associative, sociale...) de l'UTC</text:p>
        </text:list-item>
      </text:list>
      <text:p text:style-name="Standard"/>
      <text:h text:style-name="P7" text:outline-level="2"><text:bookmark-start text:name="__RefHeading___Toc9412867"/>Partage &amp; culture<text:bookmark-end text:name="__RefHeading___Toc9412867"/></text:h>
      <text:p text:style-name="P4">Le produit du projet doit permettre au<text:span text:style-name="T3">x</text:span> <text:span text:style-name="T5">étudiants de l'UTC</text:span> de :</text:p>
      <text:list xml:id="list125011844146169" text:continue-numbering="true" text:style-name="WW8Num28">
        <text:list-item>
          <text:p text:style-name="P13"><text:span text:style-name="T3">Se cultiver, s'instruire, découvrir de nouvelles choses</text:span></text:p>
        </text:list-item>
      </text:list>
      <text:p text:style-name="P4">Le produit du projet doit permettre aux <text:span text:style-name="T2">autres membres de l'UTC</text:span> de :</text:p>
      <text:list xml:id="list125012511831500" text:continue-numbering="true" text:style-name="WW8Num28">
        <text:list-item>
          <text:p text:style-name="P13"><text:span text:style-name="T3">Se cultiver, s'instruire, découvrir de nouvelles choses</text:span></text:p>
        </text:list-item>
      </text:list>
      <text:p text:style-name="P4">Le produit du projet doit permettre au<text:span text:style-name="T3">x</text:span> <text:span text:style-name="T5">autres internautes </text:span><text:s/>de :</text:p>
      <text:list xml:id="list125013130792298" text:continue-numbering="true" text:style-name="WW8Num28">
        <text:list-item>
          <text:p text:style-name="P13"><text:span text:style-name="T3">Se cultiver, s'instruire, découvrir de nouvelles choses</text:span></text:p>
        </text:list-item>
      </text:list>
      <text:p text:style-name="Standard"/>
      <text:p text:style-name="Standard"/>
      <text:h text:style-name="Heading_20_1" text:outline-level="1"><text:bookmark-start text:name="__RefHeading___Toc9412869"/><text:soft-page-break/>Solutions<text:bookmark-end text:name="__RefHeading___Toc9412869"/></text:h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9">Fonction</text:p>
          </table:table-cell>
          <table:table-cell table:style-name="Tableau2.B1" office:value-type="string">
            <text:p text:style-name="P19">Solution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0">Le fil étudiant électronique, son intérêt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23">Gérer de manière autonome un fil étudiant électronique</text:p>
          </table:table-cell>
          <table:table-cell table:style-name="Tableau2.B1" office:value-type="string">
            <text:p text:style-name="P21">???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0">Participation à la vie étudiante active de l'UTC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24">Participer à la vie (associative, sociale...) de l'UTC</text:p>
          </table:table-cell>
          <table:table-cell table:style-name="Tableau2.B1" office:value-type="string">
            <text:p text:style-name="P21">???</text:p>
          </table:table-cell>
        </table:table-row>
        <table:table-row table:style-name="Tableau2.2">
          <table:table-cell table:style-name="Tableau2.A2" table:number-columns-spanned="2" office:value-type="string">
            <text:p text:style-name="P20">Partage &amp; culture</text:p>
          </table:table-cell>
          <table:covered-table-cell/>
        </table:table-row>
        <table:table-row table:style-name="Tableau2.2">
          <table:table-cell table:style-name="Tableau2.A1" office:value-type="string">
            <text:p text:style-name="P24">Se cultiver, s'instruire, découvrir de nouvelles choses</text:p>
          </table:table-cell>
          <table:table-cell table:style-name="Tableau2.B1" office:value-type="string">
            <text:p text:style-name="P24">Articles</text:p>
          </table:table-cell>
        </table:table-row>
        <table:table-row table:style-name="Tableau2.8">
          <table:table-cell table:style-name="Tableau2.A1" office:value-type="string">
            <text:p text:style-name="P21">Récupérer facilement des données précises</text:p>
          </table:table-cell>
          <table:table-cell table:style-name="Tableau2.B1" table:number-rows-spanned="2" office:value-type="string">
            <text:p text:style-name="P21">Plan du site</text:p>
            <text:p text:style-name="P21">Fonction de recherche par mot clef</text:p>
          </table:table-cell>
        </table:table-row>
        <table:table-row table:style-name="Tableau2.9">
          <table:table-cell table:style-name="Tableau2.A1" office:value-type="string">
            <text:p text:style-name="P21">Faciliter l'accès aux <text:span text:style-name="T3">articles pour les lecteurs</text:span></text:p>
          </table:table-cell>
          <table:covered-table-cell/>
        </table:table-row>
      </table:table>
      <text:p text:style-name="Standard"/>
      <text:p text:style-name="Standard"/>
      <text:h text:style-name="P9" text:outline-level="1"><text:bookmark-start text:name="__RefHeading___Toc9412870"/>Organigramme produit <text:span text:style-name="T6">(à modifier)</text:span><text:bookmark-end text:name="__RefHeading___Toc9412870"/></text:h>
      <text:p text:style-name="P6"><draw:frame draw:style-name="fr1" draw:name="Objet1" text:anchor-type="as-char" svg:width="26.016cm" svg:height="11.71cm" draw:z-index="0"><draw:object-ole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lett" svg:font-family="Marlett" style:font-pitch="variable" style:font-charset="x-symbol"/>
    <style:font-face style:name="Wingdings" svg:font-family="Wingdings" style:font-pitch="variable" style:font-charset="x-symbol"/>
    <style:font-face style:name="Wingdings 3" svg:font-family="'Wingdings 3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41cm" loext:contextual-spacing="false" fo:text-align="justify" style:justify-single-word="false" fo:orphans="2" fo:widows="2" style:writing-mode="lr-tb"/>
      <style:text-properties style:use-window-font-color="true" style:font-name="Arial" fo:font-family="Ari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41cm" loext:contextual-spacing="false" fo:keep-with-next="always"/>
      <style:text-properties fo:font-variant="small-cap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41cm" loext:contextual-spacing="false" fo:keep-with-next="always"/>
      <style:text-properties fo:font-variant="small-caps" fo:font-style="italic" style:font-style-asian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.141cm" loext:contextual-spacing="false" fo:keep-with-next="always"/>
      <style:text-properties fo:font-variant="small-caps" fo:font-size="10pt" fo:font-weight="bold" style:font-size-asian="10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.141cm" loext:contextual-spacing="false" fo:keep-with-next="always"/>
      <style:text-properties fo:font-variant="small-caps" fo:font-size="10pt" style:font-size-asian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141cm" loext:contextual-spacing="false"/>
      <style:text-properties fo:font-variant="small-caps" fo:font-size="9pt" fo:font-weight="bold" style:font-size-asian="9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1pt" fo:font-style="italic" style:font-size-asian="11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default-outline-level="1" style:list-style-name="" style:class="index">
      <style:text-properties fo:font-variant="small-caps" fo:font-weight="bold" style:font-weight-asian="bold"/>
    </style:style>
    <style:style style:name="liste_20_2" style:display-name="liste 2" style:family="paragraph" style:parent-style-name="Standard" style:list-style-name="WW8Num59"/>
    <style:style style:name="important" style:family="paragraph" style:parent-style-name="Standard">
      <style:text-properties fo:font-style="italic" fo:font-weight="bold" style:font-style-asian="italic" style:font-weight-asian="bold"/>
    </style:style>
    <style:style style:name="commentaire" style:family="paragraph" style:parent-style-name="Standard">
      <style:text-properties fo:font-size="8pt" style:font-size-asian="8pt"/>
    </style:style>
    <style:style style:name="tableau" style:family="paragraph" style:parent-style-name="Standard">
      <style:paragraph-properties fo:margin-top="0cm" fo:margin-bottom="0cm" loext:contextual-spacing="false" fo:text-align="start" style:justify-single-word="false"/>
      <style:text-properties fo:font-size="9pt" style:font-size-asian="9pt"/>
    </style:style>
    <style:style style:name="liste_20_1" style:display-name="liste 1" style:family="paragraph" style:parent-style-name="Standard" style:list-style-name="WW8Num28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default-outline-level="2" style:list-style-name="" style:class="index">
      <style:paragraph-properties fo:margin-left="0.501cm" fo:margin-right="0cm" fo:text-indent="0cm" style:auto-text-indent="false"/>
      <style:text-properties fo:font-variant="small-caps"/>
    </style:style>
    <style:style style:name="Contents_20_3" style:display-name="Contents 3" style:family="paragraph" style:parent-style-name="Standard" style:next-style-name="Standard" style:default-outline-level="3" style:list-style-name="" style:class="index">
      <style:paragraph-properties fo:margin-left="1cm" fo:margin-right="0cm" fo:text-indent="0cm" style:auto-text-indent="false"/>
      <style:text-properties fo:font-variant="small-caps" fo:font-size="10pt" fo:font-weight="bold" style:font-size-asian="10pt" style:font-weight-asian="bold"/>
    </style:style>
    <style:style style:name="Contents_20_4" style:display-name="Contents 4" style:family="paragraph" style:parent-style-name="Standard" style:next-style-name="Standard" style:default-outline-level="4" style:list-style-name="" style:class="index">
      <style:paragraph-properties fo:margin-left="1.501cm" fo:margin-right="0cm" fo:text-indent="0cm" style:auto-text-indent="false"/>
      <style:text-properties fo:font-variant="small-caps" fo:font-size="10pt" style:font-size-asian="10pt"/>
    </style:style>
    <style:style style:name="Contents_20_5" style:display-name="Contents 5" style:family="paragraph" style:parent-style-name="Standard" style:next-style-name="Standard" style:default-outline-level="5" style:list-style-name="" style:class="index">
      <style:paragraph-properties fo:margin-left="2cm" fo:margin-right="0cm" fo:text-indent="0cm" style:auto-text-indent="false"/>
      <style:text-properties fo:font-variant="small-caps" fo:font-size="9pt" fo:font-weight="bold" style:font-size-asian="9pt" style:font-weight-asian="bold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20%" fo:text-align="start" style:justify-single-word="false"/>
      <style:text-properties style:font-name="Geneva" fo:font-family="Geneva, Arial" style:font-family-generic="swiss" style:font-pitch="variable" style:font-name-complex="Geneva" style:font-family-complex="Geneva, Arial" style:font-family-generic-complex="swiss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20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9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0" style:family="text">
      <style:text-properties style:font-name="Marlett" fo:font-family="Marlett" style:font-pitch="variable" style:font-charset="x-symbol" style:font-name-complex="Marlett" style:font-family-complex="Marlett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5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6z0" style:family="text">
      <style:text-properties style:font-name-complex="Courier New" style:font-family-complex="'Courier New'" style:font-family-generic-complex="modern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8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0z0" style:family="text">
      <style:text-properties style:font-name-complex="Courier New" style:font-family-complex="'Courier New'" style:font-family-generic-complex="modern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/>
    <style:style style:name="WW8Num42z1" style:family="text"/>
    <style:style style:name="WW8Num42z2" style:family="text"/>
    <style:style style:name="WW8Num42z3" style:family="text"/>
    <style:style style:name="WW8Num42z4" style:family="text"/>
    <style:style style:name="WW8Num42z5" style:family="text"/>
    <style:style style:name="WW8Num42z6" style:family="text"/>
    <style:style style:name="WW8Num42z7" style:family="text"/>
    <style:style style:name="WW8Num42z8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45z1" style:family="text"/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0" style:family="text">
      <style:text-properties style:font-name-complex="Courier New" style:font-family-complex="'Courier New'" style:font-family-generic-complex="modern"/>
    </style:style>
    <style:style style:name="WW8Num4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/>
    <style:style style:name="WW8Num49z1" style:family="text"/>
    <style:style style:name="WW8Num49z2" style:family="text"/>
    <style:style style:name="WW8Num49z3" style:family="text"/>
    <style:style style:name="WW8Num49z4" style:family="text"/>
    <style:style style:name="WW8Num49z5" style:family="text"/>
    <style:style style:name="WW8Num49z6" style:family="text"/>
    <style:style style:name="WW8Num49z7" style:family="text"/>
    <style:style style:name="WW8Num49z8" style:family="text"/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Wingdings 3" fo:font-family="'Wingdings 3'" style:font-family-generic="roman" style:font-pitch="variable" style:font-charset="x-symbol" style:font-name-complex="Wingdings 3" style:font-family-complex="'Wingdings 3'" style:font-family-generic-complex="roman" style:font-pitch-complex="variable" style:font-charset-complex="x-symbol"/>
    </style:style>
    <style:style style:name="WW8Num5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/>
    <style:style style:name="WW8Num53z1" style:family="text"/>
    <style:style style:name="WW8Num53z2" style:family="text"/>
    <style:style style:name="WW8Num53z3" style:family="text"/>
    <style:style style:name="WW8Num53z4" style:family="text"/>
    <style:style style:name="WW8Num53z5" style:family="text"/>
    <style:style style:name="WW8Num53z6" style:family="text"/>
    <style:style style:name="WW8Num53z7" style:family="text"/>
    <style:style style:name="WW8Num53z8" style:family="text"/>
    <style:style style:name="WW8Num54z0" style:family="text"/>
    <style:style style:name="WW8Num54z1" style:family="text"/>
    <style:style style:name="WW8Num54z2" style:family="text"/>
    <style:style style:name="WW8Num54z3" style:family="text"/>
    <style:style style:name="WW8Num54z4" style:family="text"/>
    <style:style style:name="WW8Num54z5" style:family="text"/>
    <style:style style:name="WW8Num54z6" style:family="text"/>
    <style:style style:name="WW8Num54z7" style:family="text"/>
    <style:style style:name="WW8Num54z8" style:family="text"/>
    <style:style style:name="WW8Num55z0" style:family="text"/>
    <style:style style:name="WW8Num55z1" style:family="text"/>
    <style:style style:name="WW8Num55z2" style:family="text"/>
    <style:style style:name="WW8Num55z3" style:family="text"/>
    <style:style style:name="WW8Num55z4" style:family="text"/>
    <style:style style:name="WW8Num55z5" style:family="text"/>
    <style:style style:name="WW8Num55z6" style:family="text"/>
    <style:style style:name="WW8Num55z7" style:family="text"/>
    <style:style style:name="WW8Num55z8" style:family="text"/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/>
    <style:style style:name="WW8Num57z0" style:family="text"/>
    <style:style style:name="WW8Num57z1" style:family="text"/>
    <style:style style:name="WW8Num57z2" style:family="text"/>
    <style:style style:name="WW8Num57z3" style:family="text"/>
    <style:style style:name="WW8Num57z4" style:family="text"/>
    <style:style style:name="WW8Num57z5" style:family="text"/>
    <style:style style:name="WW8Num57z6" style:family="text"/>
    <style:style style:name="WW8Num57z7" style:family="text"/>
    <style:style style:name="WW8Num57z8" style:family="text"/>
    <style:style style:name="WW8Num5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5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9z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swiss" style:font-pitch="variable" fo:font-size="11pt" fo:font-style="normal" fo:text-shadow="none" fo:font-weight="normal" style:font-size-asian="11pt" style:font-style-asian="normal" style:font-weight-asian="normal" style:font-name-complex="Arial" style:font-family-complex="Arial" style:font-family-generic-complex="swiss" style:font-pitch-complex="variable" text:display="true"/>
    </style:style>
    <style:style style:name="WW8Num6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/>
    <style:style style:name="WW8Num6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3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3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4z0" style:family="text"/>
    <style:style style:name="WW8Num64z1" style:family="text"/>
    <style:style style:name="WW8Num64z2" style:family="text"/>
    <style:style style:name="WW8Num64z3" style:family="text"/>
    <style:style style:name="WW8Num64z4" style:family="text"/>
    <style:style style:name="WW8Num64z5" style:family="text"/>
    <style:style style:name="WW8Num64z6" style:family="text"/>
    <style:style style:name="WW8Num64z7" style:family="text"/>
    <style:style style:name="WW8Num64z8" style:family="text"/>
    <style:style style:name="WW8Num65z0" style:family="text">
      <style:text-properties style:font-name-complex="Courier New" style:font-family-complex="'Courier New'" style:font-family-generic-complex="modern"/>
    </style:style>
    <style:style style:name="WW8Num6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6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6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6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67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67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6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suffix=")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outline-level-style>
      <text:outline-level-style text:level="3" text:style-name="WW8Num2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outline-level-style>
      <text:outline-level-style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outline-level-style>
      <text:outline-level-style text:level="5" text:style-name="WW8Num2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0.65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0.614cm" fo:text-indent="-0.635cm" fo:margin-left="0.614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2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2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2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number text:level="2" text:style-name="WW8Num3z1" style:num-format="">
        <style:list-level-properties text:list-level-position-and-space-mode="label-alignment">
          <style:list-level-label-alignment text:label-followed-by="listtab" text:list-tab-stop-position="4.763cm" fo:text-indent="-1.016cm" fo:margin-left="4.763cm"/>
        </style:list-level-properties>
      </text:list-level-style-number>
      <text:list-level-style-number text:level="3" text:style-name="WW8Num3z1" style:num-format="1" text:display-levels="2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text:style-name="WW8Num3z1" style:num-format="1" text:display-levels="3">
        <style:list-level-properties text:list-level-position-and-space-mode="label-alignment">
          <style:list-level-label-alignment text:label-followed-by="listtab" text:list-tab-stop-position="5.271cm" fo:text-indent="-1.524cm" fo:margin-left="5.271cm"/>
        </style:list-level-properties>
      </text:list-level-style-number>
      <text:list-level-style-number text:level="5" text:style-name="WW8Num3z1" style:num-format="">
        <style:list-level-properties text:list-level-position-and-space-mode="label-alignment">
          <style:list-level-label-alignment text:label-followed-by="listtab" text:list-tab-stop-position="5.525cm" fo:text-indent="-1.778cm" fo:margin-left="5.525cm"/>
        </style:list-level-properties>
      </text:list-level-style-number>
      <text:list-level-style-number text:level="6" text:style-name="WW8Num3z1" style:num-format="1" text:display-levels="4">
        <style:list-level-properties text:list-level-position-and-space-mode="label-alignment">
          <style:list-level-label-alignment text:label-followed-by="listtab" text:list-tab-stop-position="5.779cm" fo:text-indent="-2.032cm" fo:margin-left="5.779cm"/>
        </style:list-level-properties>
      </text:list-level-style-number>
      <text:list-level-style-number text:level="7" text:style-name="WW8Num3z1" style:num-suffix="." style:num-format="1" text:display-levels="6">
        <style:list-level-properties text:list-level-position-and-space-mode="label-alignment">
          <style:list-level-label-alignment text:label-followed-by="listtab" text:list-tab-stop-position="6.033cm" fo:text-indent="-2.286cm" fo:margin-left="6.033cm"/>
        </style:list-level-properties>
      </text:list-level-style-number>
      <text:list-level-style-number text:level="8" text:style-name="WW8Num3z1" style:num-suffix="." style:num-format="1" text:display-levels="7">
        <style:list-level-properties text:list-level-position-and-space-mode="label-alignment">
          <style:list-level-label-alignment text:label-followed-by="listtab" text:list-tab-stop-position="6.287cm" fo:text-indent="-2.54cm" fo:margin-left="6.287cm"/>
        </style:list-level-properties>
      </text:list-level-style-number>
      <text:list-level-style-number text:level="9" text:style-name="WW8Num3z1" style:num-suffix="." style:num-format="1" text:display-levels="8">
        <style:list-level-properties text:list-level-position-and-space-mode="label-alignment">
          <style:list-level-label-alignment text:label-followed-by="listtab" text:list-tab-stop-position="6.541cm" fo:text-indent="-2.794cm" fo:margin-left="6.5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0.593cm" fo:text-indent="-0.635cm" fo:margin-left="0.59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863cm" fo:text-indent="-0.635cm" fo:margin-left="1.863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.249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0.021cm" fo:text-indent="-0.635cm" fo:margin-left="0.021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1.291cm" fo:text-indent="-0.635cm" fo:margin-left="1.29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2.561cm" fo:text-indent="-0.635cm" fo:margin-left="2.561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31cm" fo:text-indent="-0.635cm" fo:margin-left="3.831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101cm" fo:text-indent="-0.635cm" fo:margin-left="5.10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71cm" fo:text-indent="-0.635cm" fo:margin-left="6.3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prefix="Article " style:num-suffix="." style:num-format="I">
        <style:list-level-properties text:list-level-position-and-space-mode="label-alignment">
          <style:list-level-label-alignment text:label-followed-by="listtab" text:list-tab-stop-position="3.81cm"/>
        </style:list-level-properties>
      </text:list-level-style-number>
      <text:list-level-style-number text:level="2" text:style-name="WW8Num10z1" style:num-prefix="Section " style:num-format="1" text:display-levels="2">
        <style:list-level-properties text:list-level-position-and-space-mode="label-alignment">
          <style:list-level-label-alignment text:label-followed-by="listtab" text:list-tab-stop-position="4.445cm"/>
        </style:list-level-properties>
      </text:list-level-style-number>
      <text:list-level-style-number text:level="3" text:style-name="WW8Num10z2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778cm" fo:text-indent="-0.762cm" fo:margin-left="1.27cm"/>
        </style:list-level-properties>
      </text:list-level-style-number>
      <text:list-level-style-number text:level="4" text:style-name="WW8Num10z3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text:style-name="WW8Num10z4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text:style-name="WW8Num10z5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text:style-name="WW8Num10z6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prefix=".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text:style-name="WW8Num11z0" style:num-prefix="." style:num-format="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3" text:style-name="WW8Num11z0" style:num-prefix="." style:num-format="I">
        <style:list-level-properties text:list-level-position-and-space-mode="label-alignment">
          <style:list-level-label-alignment text:label-followed-by="listtab" text:list-tab-stop-position="3.175cm" fo:margin-left="1.27cm"/>
        </style:list-level-properties>
      </text:list-level-style-number>
      <text:list-level-style-number text:level="4" text:style-name="WW8Num11z0" style:num-prefix="." style:num-format="1">
        <style:list-level-properties text:list-level-position-and-space-mode="label-alignment">
          <style:list-level-label-alignment text:label-followed-by="listtab" text:list-tab-stop-position="3.81cm" fo:margin-left="2.54cm"/>
        </style:list-level-properties>
      </text:list-level-style-number>
      <text:list-level-style-number text:level="5" text:style-name="WW8Num11z0" style:num-prefix=")" style:num-format="a" style:num-letter-sync="true">
        <style:list-level-properties text:list-level-position-and-space-mode="label-alignment">
          <style:list-level-label-alignment text:label-followed-by="listtab" text:list-tab-stop-position="5.08cm" fo:margin-left="3.81cm"/>
        </style:list-level-properties>
      </text:list-level-style-number>
      <text:list-level-style-number text:level="6" text:style-name="WW8Num11z0" style:num-prefix="()" style:num-format="a" style:num-letter-sync="true">
        <style:list-level-properties text:list-level-position-and-space-mode="label-alignment">
          <style:list-level-label-alignment text:label-followed-by="listtab" text:list-tab-stop-position="5.715cm" fo:margin-left="5.08cm"/>
        </style:list-level-properties>
      </text:list-level-style-number>
      <text:list-level-style-number text:level="7" text:style-name="WW8Num11z0" style:num-prefix="()" style:num-format="i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8" text:style-name="WW8Num11z0" style:num-prefix="()" style:num-format="a" style:num-letter-sync="true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9" text:style-name="WW8Num11z0" style:num-prefix="()" style:num-format="i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2z1" style:num-pre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12z2" style:num-pre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12z3" style:num-pre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12z4" style:num-pre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12z5" style:num-prefix="(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12z6" style:num-prefix="(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12z7" style:num-prefix="(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12z8" style:num-prefix="(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4z1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4z1" style:num-format="1" text:display-levels="3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WW8Num14z1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WW8Num14z1" style:num-format="1" text:display-levels="4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WW8Num14z1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WW8Num14z1" style:num-suffix=".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4z1" style:num-suffix="." style:num-format="1" text:display-levels="8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2" text:style-name="WW8Num16z0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list-level-style-number>
      <text:list-level-style-number text:level="3" text:style-name="WW8Num16z0" style:num-format="1" text:display-levels="2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WW8Num16z0" style:num-prefix="." style:num-format="1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list-level-style-number>
      <text:list-level-style-number text:level="5" text:style-name="WW8Num16z0" style:num-prefix=".." style:num-suffix=".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list-level-style-number>
      <text:list-level-style-number text:level="6" text:style-name="WW8Num16z0" style:num-prefix=".." style:num-suffix=".." style:num-format="1" text:display-levels="4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list-level-style-number>
      <text:list-level-style-number text:level="7" text:style-name="WW8Num16z0" style:num-prefix=".." style:num-format="1" text:display-levels="4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list-level-style-number>
      <text:list-level-style-number text:level="8" text:style-name="WW8Num16z0" style:num-prefix=".." style:num-suffix="..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WW8Num16z0" style:num-prefix=".." style:num-suffix=".." style:num-format="1" text:display-levels="7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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  <style:text-properties style:font-name="Wingdings 3"/>
      </text:list-level-style-bullet>
      <text:list-level-style-bullet text:level="2" text:style-name="WW8Num20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1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1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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24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24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24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24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24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24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24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24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4.382cm" fo:text-indent="-0.635cm" fo:margin-left="4.382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5.652cm" fo:text-indent="-0.635cm" fo:margin-left="5.652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6.922cm" fo:text-indent="-0.318cm" fo:margin-left="6.922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8.192cm" fo:text-indent="-0.635cm" fo:margin-left="8.192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9.462cm" fo:text-indent="-0.635cm" fo:margin-left="9.462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10.732cm" fo:text-indent="-0.318cm" fo:margin-left="10.73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12.002cm" fo:text-indent="-0.635cm" fo:margin-left="12.002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3.272cm" fo:text-indent="-0.635cm" fo:margin-left="13.272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4.542cm" fo:text-indent="-0.318cm" fo:margin-left="14.5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-">
        <style:list-level-properties text:list-level-position-and-space-mode="label-alignment">
          <style:list-level-label-alignment text:label-followed-by="listtab" text:list-tab-stop-position="0.935cm" fo:margin-left="0.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)" style:num-format="I">
        <style:list-level-properties text:list-level-position-and-space-mode="label-alignment">
          <style:list-level-label-alignment text:label-followed-by="listtab" text:list-tab-stop-position="1.27cm"/>
        </style:list-level-properties>
      </text:list-level-style-number>
      <text:list-level-style-number text:level="2" text:style-name="WW8Num3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margin-left="0.501cm"/>
        </style:list-level-properties>
      </text:list-level-style-number>
      <text:list-level-style-number text:level="3" text:style-name="WW8Num30z2" style:num-suffix=")" style:num-format="1">
        <style:list-level-properties text:list-level-position-and-space-mode="label-alignment">
          <style:list-level-label-alignment text:label-followed-by="listtab" text:list-tab-stop-position="1.635cm" fo:margin-left="1cm"/>
        </style:list-level-properties>
      </text:list-level-style-number>
      <text:list-level-style-number text:level="4" text:style-name="WW8Num30z3" style:num-suffix=")" style:num-format="a" style:num-letter-sync="true">
        <style:list-level-properties text:list-level-position-and-space-mode="label-alignment">
          <style:list-level-label-alignment text:label-followed-by="listtab" text:list-tab-stop-position="2.136cm" fo:margin-left="1.501cm"/>
        </style:list-level-properties>
      </text:list-level-style-number>
      <text:list-level-style-number text:level="5" text:style-name="WW8Num30z4" style:num-suffix=")" style:num-format="i">
        <style:list-level-properties text:list-level-position-and-space-mode="label-alignment">
          <style:list-level-label-alignment text:label-followed-by="listtab" text:list-tab-stop-position="3.27cm" fo:margin-left="2cm"/>
        </style:list-level-properties>
      </text:list-level-style-number>
      <text:list-level-style-number text:level="6" text:style-name="WW8Num30z5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30z6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30z7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30z8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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 3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32z3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32z3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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Marlett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0.935cm" fo:margin-left="0.3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style:num-suffix="." text:bullet-char="*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number text:level="1" text:style-name="WW8Num4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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3"/>
      </text:list-level-style-bullet>
      <text:list-level-style-number text:level="2" text:style-name="WW8Num4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 text:consecutive-numbering="true">
      <text:list-level-style-bullet text:level="1" text:style-name="WW8Num46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  <style:text-properties style:font-name="Symbol"/>
      </text:list-level-style-bullet>
      <text:list-level-style-bullet text:level="2" text:style-name="WW8Num47z1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7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47z1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7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47z1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7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 text:consecutive-numbering="true">
      <text:list-level-style-bullet text:level="1" text:style-name="WW8Num48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4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number text:level="1" text:style-name="WW8Num49z0" style:num-prefix="*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49z1" style:num-pre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49z2" style:num-pre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49z3" style:num-prefix="(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49z4" style:num-prefix="(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49z5" style:num-prefix="(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49z6" style:num-pre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49z7" style:num-pre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49z8" style:num-pre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 text:consecutive-numbering="true">
      <text:list-level-style-bullet text:level="1" text:style-name="WW8Num50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 text:consecutive-numbering="true">
      <text:list-level-style-bullet text:level="1" text:style-name="WW8Num51z0" style:num-suffix="." text:bullet-char="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Wingdings 3"/>
      </text:list-level-style-bullet>
      <text:list-level-style-bullet text:level="2" text:style-name="WW8Num51z1" style:num-suffix=".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1z2" style:num-suffix=".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51z3" style:num-suffix=".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51z1" style:num-suffix=".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1z2" style:num-suffix=".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51z3" style:num-suffix=".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51z1" style:num-suffix=".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1z2" style:num-suffix=".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 text:consecutive-numbering="true">
      <text:list-level-style-bullet text:level="1" text:style-name="WW8Num52z0" style:num-suffix="." text:bullet-char="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3"/>
      </text:list-level-style-bullet>
      <text:list-level-style-bullet text:level="2" text:style-name="WW8Num52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2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5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52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2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52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52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2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number text:level="1" text:style-name="WW8Num53z0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53z1" style:num-pre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53z2" style:num-pre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53z3" style:num-pre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53z4" style:num-pre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53z5" style:num-prefix="(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3z6" style:num-prefix="(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3z7" style:num-prefix="(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3z8" style:num-prefix="(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 text:consecutive-numbering="true">
      <text:list-level-style-number text:level="1" text:style-name="WW8Num5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 text:consecutive-numbering="true">
      <text:list-level-style-number text:level="1" text:style-name="WW8Num5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5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5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  <style:text-properties style:font-name="Symbol"/>
      </text:list-level-style-bullet>
      <text:list-level-style-number text:level="2" text:style-name="WW8Num56z1" style:num-format="">
        <style:list-level-properties text:list-level-position-and-space-mode="label-alignment">
          <style:list-level-label-alignment text:label-followed-by="listtab" text:list-tab-stop-position="5.398cm" fo:text-indent="-1.016cm" fo:margin-left="5.398cm"/>
        </style:list-level-properties>
      </text:list-level-style-number>
      <text:list-level-style-number text:level="3" text:style-name="WW8Num56z1" style:num-format="1" text:display-levels="2">
        <style:list-level-properties text:list-level-position-and-space-mode="label-alignment">
          <style:list-level-label-alignment text:label-followed-by="listtab" text:list-tab-stop-position="5.652cm" fo:text-indent="-1.27cm" fo:margin-left="5.652cm"/>
        </style:list-level-properties>
      </text:list-level-style-number>
      <text:list-level-style-number text:level="4" text:style-name="WW8Num56z1" style:num-format="1" text:display-levels="3">
        <style:list-level-properties text:list-level-position-and-space-mode="label-alignment">
          <style:list-level-label-alignment text:label-followed-by="listtab" text:list-tab-stop-position="5.906cm" fo:text-indent="-1.524cm" fo:margin-left="5.906cm"/>
        </style:list-level-properties>
      </text:list-level-style-number>
      <text:list-level-style-number text:level="5" text:style-name="WW8Num56z1" style:num-format="">
        <style:list-level-properties text:list-level-position-and-space-mode="label-alignment">
          <style:list-level-label-alignment text:label-followed-by="listtab" text:list-tab-stop-position="6.16cm" fo:text-indent="-1.778cm" fo:margin-left="6.16cm"/>
        </style:list-level-properties>
      </text:list-level-style-number>
      <text:list-level-style-number text:level="6" text:style-name="WW8Num56z1" style:num-format="1" text:display-levels="4">
        <style:list-level-properties text:list-level-position-and-space-mode="label-alignment">
          <style:list-level-label-alignment text:label-followed-by="listtab" text:list-tab-stop-position="6.414cm" fo:text-indent="-2.032cm" fo:margin-left="6.414cm"/>
        </style:list-level-properties>
      </text:list-level-style-number>
      <text:list-level-style-number text:level="7" text:style-name="WW8Num56z1" style:num-suffix="." style:num-format="1" text:display-levels="6">
        <style:list-level-properties text:list-level-position-and-space-mode="label-alignment">
          <style:list-level-label-alignment text:label-followed-by="listtab" text:list-tab-stop-position="6.668cm" fo:text-indent="-2.286cm" fo:margin-left="6.668cm"/>
        </style:list-level-properties>
      </text:list-level-style-number>
      <text:list-level-style-number text:level="8" text:style-name="WW8Num56z1" style:num-suffix="." style:num-format="1" text:display-levels="7">
        <style:list-level-properties text:list-level-position-and-space-mode="label-alignment">
          <style:list-level-label-alignment text:label-followed-by="listtab" text:list-tab-stop-position="6.922cm" fo:text-indent="-2.54cm" fo:margin-left="6.922cm"/>
        </style:list-level-properties>
      </text:list-level-style-number>
      <text:list-level-style-number text:level="9" text:style-name="WW8Num56z1" style:num-suffix="." style:num-format="1" text:display-levels="8">
        <style:list-level-properties text:list-level-position-and-space-mode="label-alignment">
          <style:list-level-label-alignment text:label-followed-by="listtab" text:list-tab-stop-position="7.176cm" fo:text-indent="-2.794cm" fo:margin-left="7.17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number text:level="1" text:style-name="WW8Num57z0" style:num-suffix=")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57z1" style:num-suffix=")" style:num-format="A" style:num-letter-sync="true">
        <style:list-level-properties text:list-level-position-and-space-mode="label-alignment">
          <style:list-level-label-alignment text:label-followed-by="space" fo:margin-left="0.501cm"/>
        </style:list-level-properties>
      </text:list-level-style-number>
      <text:list-level-style-number text:level="3" text:style-name="WW8Num57z2" style:num-suffix=")" style:num-format="1">
        <style:list-level-properties text:list-level-position-and-space-mode="label-alignment">
          <style:list-level-label-alignment text:label-followed-by="space" fo:margin-left="1cm"/>
        </style:list-level-properties>
      </text:list-level-style-number>
      <text:list-level-style-number text:level="4" text:style-name="WW8Num57z3" style:num-suffix=")" style:num-format="a" style:num-letter-sync="true">
        <style:list-level-properties text:list-level-position-and-space-mode="label-alignment">
          <style:list-level-label-alignment text:label-followed-by="space" fo:margin-left="1.501cm"/>
        </style:list-level-properties>
      </text:list-level-style-number>
      <text:list-level-style-number text:level="5" text:style-name="WW8Num57z4" style:num-suffix=")" style:num-format="i">
        <style:list-level-properties text:list-level-position-and-space-mode="label-alignment">
          <style:list-level-label-alignment text:label-followed-by="space" fo:margin-left="2cm"/>
        </style:list-level-properties>
      </text:list-level-style-number>
      <text:list-level-style-number text:level="6" text:style-name="WW8Num57z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6.985cm" fo:margin-left="6.35cm"/>
        </style:list-level-properties>
      </text:list-level-style-number>
      <text:list-level-style-number text:level="7" text:style-name="WW8Num57z6" style:num-prefix="(" style:num-suffix=")" style:num-format="i">
        <style:list-level-properties text:list-level-position-and-space-mode="label-alignment">
          <style:list-level-label-alignment text:label-followed-by="listtab" text:list-tab-stop-position="8.255cm" fo:margin-left="7.62cm"/>
        </style:list-level-properties>
      </text:list-level-style-number>
      <text:list-level-style-number text:level="8" text:style-name="WW8Num57z7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9.525cm" fo:margin-left="8.89cm"/>
        </style:list-level-properties>
      </text:list-level-style-number>
      <text:list-level-style-number text:level="9" text:style-name="WW8Num57z8" style:num-prefix="(" style:num-suffix=")" style:num-format="i">
        <style:list-level-properties text:list-level-position-and-space-mode="label-alignment">
          <style:list-level-label-alignment text:label-followed-by="listtab" text:list-tab-stop-position="10.79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8">
      <text:list-level-style-bullet text:level="1" text:style-name="WW8Num5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9" text:consecutive-numbering="true">
      <text:list-level-style-bullet text:level="1" text:style-name="WW8Num59z0" style:num-suffix="." text:bullet-char="+">
        <style:list-level-properties text:list-level-position-and-space-mode="label-alignment">
          <style:list-level-label-alignment text:label-followed-by="listtab" text:list-tab-stop-position="1.635cm" fo:margin-left="1cm"/>
        </style:list-level-properties>
        <style:text-properties style:font-name="Aria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0" text:consecutive-numbering="true">
      <text:list-level-style-bullet text:level="1" text:style-name="WW8Num60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1">
      <text:list-level-style-bullet text:level="1" text:style-name="WW8Num6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2" text:consecutive-numbering="true">
      <text:list-level-style-bullet text:level="1" text:style-name="WW8Num6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text:style-name="WW8Num6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6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2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2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3">
      <text:list-level-style-bullet text:level="1" text:style-name="WW8Num6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4" text:consecutive-numbering="true">
      <text:list-level-style-number text:level="1" text:style-name="WW8Num6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4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5" text:consecutive-numbering="true">
      <text:list-level-style-bullet text:level="1" text:style-name="WW8Num65z0" style:num-suffix="." text:bullet-char="•">
        <style:list-level-properties text:list-level-position-and-space-mode="label-alignment">
          <style:list-level-label-alignment text:label-followed-by="listtab" text:list-tab-stop-position="0.635cm" fo:text-indent="-0.501cm" fo:margin-left="0.501cm"/>
        </style:list-level-properties>
        <style:text-properties style:font-name="Liberation Serif"/>
      </text:list-level-style-bullet>
      <text:list-level-style-bullet text:level="2" text:style-name="WW8Num6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6">
      <text:list-level-style-bullet text:level="1" text:style-name="WW8Num6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7">
      <text:list-level-style-bullet text:level="1" text:style-name="WW8Num6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7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7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7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7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fo:font-weight="bold" style:font-weight-asian="bold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officeooo:rsid="00054cd4"/>
    </style:style>
    <style:style style:name="MT2" style:family="text"/>
    <style:style style:name="MT3" style:family="text">
      <style:text-properties officeooo:rsid="0005ee7a"/>
    </style:style>
    <style:page-layout style:name="Mpm1">
      <style:page-layout-properties fo:page-width="21.001cm" fo:page-height="29.7cm" style:num-format="1" style:print-orientation="portrait" fo:margin-top="1.27cm" fo:margin-bottom="1.27cm" fo:margin-left="3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bottom="1.441cm" style:dynamic-spacing="true"/>
      </style:header-style>
      <style:footer-style>
        <style:header-footer-properties fo:min-height="1.231cm" fo:margin-top="1.132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.27cm" fo:margin-bottom="1.27cm" fo:margin-left="2.501cm" fo:margin-right="2.8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31cm" fo:margin-bottom="2.133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>Projet : <text:span text:style-name="MT1">FILETU</text:span></text:p>
        <text:p text:style-name="MP1">Organigramme Produit</text:p>
      </style:header>
      <style:footer>
        <text:p text:style-name="MP2"><text:page-number text:select-page="current">3</text:page-number>/<text:span text:style-name="Page_20_Number"><text:page-count style:num-format="1">4</text:page-count></text:span></text:p>
      </style:footer>
    </style:master-page>
    <style:master-page style:name="Conversion_20_1" style:display-name="Conversion 1" style:page-layout-name="Mpm2">
      <style:header>
        <text:p text:style-name="MP1">Projet : <text:span text:style-name="MT3">FILETU</text:span></text:p>
        <text:p text:style-name="MP1">Organigramme Produit</text:p>
      </style:header>
      <style:footer>
        <text:p text:style-name="MP2"><text:page-number text:select-page="current">4</text:page-number>/<text:span text:style-name="Page_20_Number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dresse du document</dc:title>
    <meta:initial-creator>Antoine Frappier</meta:initial-creator>
    <meta:creation-date>2002-02-25T14:55:00</meta:creation-date>
    <dc:creator>Baptiste Perraud</dc:creator>
    <dc:date>2015-03-20T12:50:07.589000000</dc:date>
    <meta:print-date>2002-02-25T10:35:00</meta:print-date>
    <meta:editing-cycles>6</meta:editing-cycles>
    <meta:editing-duration>PT12M32S</meta:editing-duration>
    <meta:generator>LibreOffice/4.4.1.2$Windows_x86 LibreOffice_project/45e2de17089c24a1fa810c8f975a7171ba4cd432</meta:generator>
    <meta:document-statistic meta:table-count="2" meta:image-count="0" meta:object-count="1" meta:page-count="4" meta:paragraph-count="73" meta:word-count="416" meta:character-count="2505" meta:non-whitespace-character-count="2184"/>
  </office:meta>
</office:document-meta>
</file>